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DC00000227954EB930.png" manifest:media-type=""/>
  <manifest:file-entry manifest:full-path="Pictures/100000000000006400000043B94554F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Header">
      <style:paragraph-properties fo:line-height="0.423cm" style:snap-to-layout-grid="false">
        <style:tab-stops>
          <style:tab-stop style:position="1cm"/>
          <style:tab-stop style:position="16.002cm" style:type="right"/>
        </style:tab-stops>
      </style:paragraph-properties>
      <style:text-properties fo:font-size="10pt" style:font-size-asian="10pt" style:font-size-complex="10pt"/>
    </style:style>
    <style:style style:name="P3" style:family="paragraph" style:parent-style-name="Header">
      <style:paragraph-properties fo:line-height="0.423cm">
        <style:tab-stops>
          <style:tab-stop style:position="1cm"/>
          <style:tab-stop style:position="12.252cm" style:type="right"/>
        </style:tab-stops>
      </style:paragraph-properties>
      <style:text-properties fo:font-size="10pt" style:font-size-asian="10pt" style:font-size-complex="10pt"/>
    </style:style>
    <style:style style:name="P4" style:family="paragraph" style:parent-style-name="Header">
      <style:paragraph-properties fo:text-align="end" style:justify-single-word="false" style:snap-to-layout-grid="false">
        <style:tab-stops>
          <style:tab-stop style:position="1cm"/>
          <style:tab-stop style:position="12.252cm" style:type="right"/>
        </style:tab-stops>
      </style:paragraph-properties>
      <style:text-properties fo:font-size="6pt" style:font-size-asian="6pt" style:font-name-complex="Arial" style:font-size-complex="6pt"/>
    </style:style>
    <style:style style:name="P5" style:family="paragraph" style:parent-style-name="Standard">
      <style:paragraph-properties fo:text-align="justify" style:justify-single-word="false"/>
      <style:text-properties style:font-name="Trebuchet MS" fo:font-size="11pt" fo:language="en" fo:country="US" fo:font-weight="normal"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Trebuchet MS" fo:font-size="11pt" fo:language="en" fo:country="US"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style:font-name="Trebuchet MS" fo:font-size="10pt" fo:language="en" fo:country="US"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fo:color="#000080" style:font-name="Trebuchet MS" fo:font-size="10pt" fo:language="en" fo:country="US"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properties fo:color="#000080" style:font-name="Trebuchet MS" fo:font-size="10pt" fo:language="en" fo:country="none"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fo:color="#dc2300" style:font-name="Trebuchet MS" fo:font-size="10.5pt" fo:language="en" fo:country="US" fo:font-weight="bold" style:font-size-asian="10.5pt" style:font-weight-asian="bold" style:font-size-complex="10.5pt" style:font-weight-complex="bold"/>
    </style:style>
    <style:style style:name="P11" style:family="paragraph" style:parent-style-name="Standard">
      <style:paragraph-properties fo:text-align="justify" style:justify-single-word="false"/>
      <style:text-properties fo:language="en" fo:country="none"/>
    </style:style>
    <style:style style:name="P12" style:family="paragraph" style:parent-style-name="Standard">
      <style:paragraph-properties fo:text-align="justify" style:justify-single-word="false"/>
      <style:text-properties style:use-window-font-color="true" style:font-name="Trebuchet MS" fo:font-size="10pt" fo:language="en" fo:country="none" fo:font-weight="bold" style:font-size-asian="10pt" style:font-weight-asian="bold" style:font-size-complex="10pt" style:font-weight-complex="bold"/>
    </style:style>
    <style:style style:name="P13" style:family="paragraph" style:parent-style-name="Standard">
      <style:paragraph-properties fo:text-align="justify" style:justify-single-word="false"/>
      <style:text-properties style:use-window-font-color="true" style:font-name="Trebuchet MS" fo:font-size="10pt" fo:language="en" fo:country="none" style:font-size-asian="10pt" style:font-size-complex="10pt"/>
    </style:style>
    <style:style style:name="P14" style:family="paragraph" style:parent-style-name="Standard">
      <style:paragraph-properties fo:text-align="justify" style:justify-single-word="false"/>
      <style:text-properties style:use-window-font-color="true" style:font-name="Trebuchet MS" fo:font-size="10pt" fo:language="en" fo:country="none" style:text-underline-style="none" fo:font-weight="bold" style:font-size-asian="10pt" style:font-weight-asian="bold" style:font-size-complex="10pt" style:font-weight-complex="bold"/>
    </style:style>
    <style:style style:name="P15" style:family="paragraph" style:parent-style-name="Standard">
      <style:text-properties style:use-window-font-color="true" style:font-name="Trebuchet MS" fo:font-size="10pt" fo:font-weight="bold" style:font-size-asian="10pt" style:font-weight-asian="bold" style:font-size-complex="10pt" style:font-weight-complex="bold"/>
    </style:style>
    <style:style style:name="P16" style:family="paragraph" style:parent-style-name="Standard">
      <style:paragraph-properties fo:text-align="justify" style:justify-single-word="false"/>
      <style:text-properties style:use-window-font-color="true" style:font-name="Trebuchet MS" fo:font-size="10pt" fo:language="en" fo:country="US" fo:font-weight="bold" style:font-size-asian="10pt" style:font-weight-asian="bold" style:font-size-complex="10pt" style:font-weight-complex="bold"/>
    </style:style>
    <style:style style:name="P17" style:family="paragraph" style:parent-style-name="Standard">
      <style:paragraph-properties fo:text-align="justify" style:justify-single-word="false" fo:padding="0cm" fo:border-left="none" fo:border-right="none" fo:border-top="none" fo:border-bottom="0.51pt solid #000000"/>
      <style:text-properties style:font-name="Trebuchet MS" fo:font-size="11pt" fo:language="en" fo:country="US" fo:font-weight="bold" style:font-size-asian="11pt" style:font-weight-asian="bold" style:font-size-complex="11pt" style:font-weight-complex="bold"/>
    </style:style>
    <style:style style:name="P18" style:family="paragraph" style:parent-style-name="Standard">
      <style:paragraph-properties fo:text-align="justify" style:justify-single-word="false" fo:padding="0cm" fo:border-left="none" fo:border-right="none" fo:border-top="none" fo:border-bottom="0.51pt solid #000000"/>
      <style:text-properties fo:language="en" fo:country="US"/>
    </style:style>
    <style:style style:name="P19" style:family="paragraph" style:parent-style-name="Standard">
      <style:paragraph-properties fo:text-align="justify" style:justify-single-word="false" fo:padding="0cm" fo:border-left="none" fo:border-right="none" fo:border-top="none" fo:border-bottom="0.51pt solid #000000"/>
      <style:text-properties fo:color="#000000" style:font-name="Trebuchet MS" fo:font-size="10pt" fo:language="en" fo:country="US" style:text-underline-style="none" fo:font-weight="normal" style:font-size-asian="10pt" style:font-weight-asian="normal" style:font-size-complex="10pt" style:font-weight-complex="normal"/>
    </style:style>
    <style:style style:name="P20" style:family="paragraph" style:parent-style-name="Standard">
      <style:paragraph-properties fo:text-align="justify" style:justify-single-word="false" fo:padding="0cm" fo:border-left="none" fo:border-right="none" fo:border-top="none" fo:border-bottom="0.51pt solid #000000"/>
      <style:text-properties fo:color="#000000" style:font-name="Trebuchet MS" fo:font-size="11pt" fo:language="en" fo:country="US" style:text-underline-style="none" fo:font-weight="bold" style:font-size-asian="11pt" style:font-weight-asian="bold" style:font-size-complex="11pt" style:font-weight-complex="bold"/>
    </style:style>
    <style:style style:name="P21" style:family="paragraph" style:parent-style-name="Standard">
      <style:paragraph-properties fo:margin-top="0cm" fo:margin-bottom="0cm" style:contextual-spacing="false" fo:text-align="justify" style:justify-single-word="false"/>
      <style:text-properties style:font-name="Trebuchet MS" fo:font-size="10pt" fo:language="en" fo:country="US" fo:font-weight="bold" style:font-size-asian="10pt" style:font-weight-asian="bold" style:font-size-complex="10pt" style:font-weight-complex="bold"/>
    </style:style>
    <style:style style:name="P22" style:family="paragraph" style:parent-style-name="Standard">
      <style:paragraph-properties fo:margin-top="0cm" fo:margin-bottom="0cm" style:contextual-spacing="false" fo:text-align="justify" style:justify-single-word="false"/>
      <style:text-properties fo:color="#000080" style:font-name="Trebuchet MS" fo:font-size="10pt" fo:language="en" fo:country="US" fo:font-weight="bold" style:font-size-asian="10pt" style:font-weight-asian="bold" style:font-size-complex="10pt" style:font-weight-complex="bold"/>
    </style:style>
    <style:style style:name="P23" style:family="paragraph" style:parent-style-name="Standard" style:master-page-name="Standard">
      <style:paragraph-properties fo:text-align="justify" style:justify-single-word="false" style:page-number="auto" fo:padding="0cm" fo:border-left="none" fo:border-right="none" fo:border-top="none" fo:border-bottom="0.51pt solid #000000"/>
      <style:text-properties style:font-name="Trebuchet MS" fo:font-size="13pt" fo:language="en" fo:country="US" fo:font-weight="bold" style:font-size-asian="13pt" style:font-weight-asian="bold" style:font-size-complex="13pt" style:font-weight-complex="bold"/>
    </style:style>
    <style:style style:name="P24" style:family="paragraph" style:parent-style-name="Standard" style:list-style-name="L1">
      <style:text-properties style:use-window-font-color="true" style:font-name="Trebuchet MS" fo:font-size="10pt" fo:font-weight="bold" style:font-size-asian="10pt" style:font-weight-asian="bold" style:font-size-complex="10pt" style:font-weight-complex="bold"/>
    </style:style>
    <style:style style:name="P25" style:family="paragraph" style:parent-style-name="Standard" style:list-style-name="L1">
      <style:paragraph-properties fo:text-align="justify" style:justify-single-word="false"/>
      <style:text-properties style:use-window-font-color="true" style:font-name="Trebuchet MS" fo:font-size="10pt" fo:language="en" fo:country="none" fo:font-weight="bold" style:font-size-asian="10pt" style:font-weight-asian="bold" style:font-size-complex="10pt" style:font-weight-complex="bold"/>
    </style:style>
    <style:style style:name="P26" style:family="paragraph" style:parent-style-name="Standard" style:list-style-name="L2">
      <style:paragraph-properties fo:text-align="justify" style:justify-single-word="false"/>
      <style:text-properties style:use-window-font-color="true" style:font-name="Trebuchet MS" fo:font-size="10pt" fo:language="en" fo:country="none" fo:font-weight="bold" style:font-size-asian="10pt" style:font-weight-asian="bold" style:font-size-complex="10pt" style:font-weight-complex="bold"/>
    </style:style>
    <style:style style:name="P27" style:family="paragraph" style:parent-style-name="Standard" style:list-style-name="L1">
      <style:text-properties style:use-window-font-color="true" style:font-name="Trebuchet MS" fo:font-size="10pt" fo:language="en" fo:country="none" fo:font-weight="bold" style:font-size-asian="10pt" style:font-weight-asian="bold" style:font-size-complex="10pt" style:font-weight-complex="bold"/>
    </style:style>
    <style:style style:name="P28" style:family="paragraph" style:parent-style-name="Standard">
      <style:paragraph-properties fo:text-align="justify" style:justify-single-word="false"/>
      <style:text-properties fo:color="#dc2300" style:font-name="Trebuchet MS" fo:font-size="10.5pt" fo:language="en" fo:country="none" style:text-underline-style="none" fo:font-weight="bold" style:font-size-asian="10.5pt" style:font-weight-asian="bold" style:font-size-complex="10.5pt" style:font-weight-complex="bold"/>
    </style:style>
    <style:style style:name="P29" style:family="paragraph" style:parent-style-name="Standard">
      <style:paragraph-properties fo:text-align="justify" style:justify-single-word="false"/>
      <style:text-properties fo:color="#dc2300" style:font-name="Trebuchet MS" fo:font-size="10.5pt" fo:language="en" fo:country="US" fo:font-weight="bold" officeooo:paragraph-rsid="0017e707" style:font-size-asian="10.5pt" style:font-weight-asian="bold" style:font-size-complex="10.5pt"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rebuchet MS" fo:font-size="11pt" fo:font-weight="bold" style:font-size-asian="11pt" style:font-weight-asian="bold" style:font-size-complex="11pt" style:font-weight-complex="bold"/>
    </style:style>
    <style:style style:name="T4" style:family="text">
      <style:text-properties fo:font-weight="normal" style:font-weight-asian="normal" style:font-weight-complex="normal"/>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language="en" fo:country="none"/>
    </style:style>
    <style:style style:name="T7" style:family="text">
      <style:text-properties fo:language="en" fo:country="none" style:text-underline-style="none"/>
    </style:style>
    <style:style style:name="T8" style:family="text">
      <style:text-properties style:text-underline-style="none"/>
    </style:style>
    <style:style style:name="T9" style:family="text">
      <style:text-properties fo:language="en" fo:country="US"/>
    </style:style>
    <style:style style:name="T10" style:family="text">
      <style:text-properties fo:language="en" fo:country="US" style:text-underline-style="none"/>
    </style:style>
    <style:style style:name="T11" style:family="text">
      <style:text-properties officeooo:rsid="0017e707"/>
    </style:style>
    <style:style style:name="fr1" style:family="graphic" style:parent-style-name="Graphics">
      <style:graphic-properties fo:margin-left="0.319cm" fo:margin-right="0.25cm" style:wrap="righ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OJECT MODULE FILE <text:s/>(IT DEPARTAMENT)</text:p>
      <text:p text:style-name="P5"/>
      <text:p text:style-name="P17">GROUP <text:span text:style-name="T5">(DAM2 | DAW2 | ASIX2 | SMX2A | SMX2B)</text:span></text:p>
      <text:p text:style-name="P8"/>
      <text:p text:style-name="P6">DAW2</text:p>
      <text:p text:style-name="P6"/>
      <text:p text:style-name="P17">TITLE</text:p>
      <text:p text:style-name="P9"/>
      <text:p text:style-name="P12"><text:bookmark text:name="result_box"/>Web application languages ​​for ONCE</text:p>
      <text:p text:style-name="P8"/>
      <text:p text:style-name="P5"/>
      <text:p text:style-name="P17">GROUP MEMBERS <text:span text:style-name="T5">(The students' names that will develop the project)</text:span></text:p>
      <text:p text:style-name="P8"/>
      <text:p text:style-name="P6">Sergio Baena López</text:p>
      <text:p text:style-name="P6"/>
      <text:p text:style-name="P6"/>
      <text:p text:style-name="P17">DESCRIPTION <text:span text:style-name="T5">(Write in no more than 15 text lines the objectives of the project)</text:span></text:p>
      <text:p text:style-name="P8"/>
      <text:p text:style-name="P9"/>
      <text:p text:style-name="P13"><text:bookmark text:name="result_box4"/><text:span text:style-name="T2">The purpose of the project is to create an educational web application languages can also be accessed visually impaired children (</text:span><text:bookmark text:name="result_box5"/><text:span text:style-name="T2">also who do not have these problems</text:span><text:span text:style-name="T2">). </text:span><text:bookmark text:name="result_box6"/><text:span text:style-name="T2">To do that, my application will incorporate sounds (a person speaking) along its execution describe any event that is happening inside it and a navigation through <text:s/>keys. </text:span><text:bookmark text:name="result_box7"/><text:span text:style-name="T2">Therefore, this application to the be adapted to children with visual deficiency does not require any type of screen reader for use. </text:span><text:bookmark text:name="result_box9"/><text:span text:style-name="T2">Not so, we must point out that this application can also use any other child in the way they have always done, as also support normal navigation by mouse and without any sound. </text:span><text:bookmark text:name="result_box10"/><text:span text:style-name="T2">The usefulness of this software is to make learning more fun for children.</text:span><text:bookmark text:name="result_box11"/><text:span text:style-name="T2"> Here children will have exercises of count number of syllables, monosyllabic words to find, to categorize by type of word, ie, acute plain or antepenultimate, etc. </text:span><text:bookmark text:name="result_box12"/><text:span text:style-name="T2">Definitely, with this application we provide a learning tool for any child, of any.</text:span></text:p>
      <text:p text:style-name="P8"/>
      <text:p text:style-name="P5"/>
      <text:p text:style-name="P18"><text:span text:style-name="T3">MATERIALS REQU</text:span><text:span text:style-name="T3">IRED AND TECHNICAL SPECIFICATIONS OF THE PROJECT</text:span></text:p>
      <text:p text:style-name="P21"/>
      <text:p text:style-name="P7"/>
      <text:p text:style-name="P12"><text:bookmark text:name="result_box13"/>For this project the following requirements:</text:p>
      <text:p text:style-name="P12"/>
      <text:p text:style-name="P12"><text:bookmark text:name="result_box14"/>Programming Languages:</text:p>
      <text:p text:style-name="P9"/>
      <text:list xml:id="list4865594757425938545" text:style-name="L1">
        <text:list-item>
          <text:p text:style-name="P24">XHTML (also HTML5)</text:p>
        </text:list-item>
        <text:list-item>
          <text:p text:style-name="P24">CSS</text:p>
        </text:list-item>
        <text:list-item>
          <text:p text:style-name="P24">JavaScript</text:p>
        </text:list-item>
        <text:list-item>
          <text:p text:style-name="P24">JQuery</text:p>
        </text:list-item>
        <text:list-item>
          <text:p text:style-name="P24">PHP</text:p>
        </text:list-item>
        <text:list-item>
          <text:p text:style-name="P24">Ajax</text:p>
        </text:list-item>
        <text:list-item>
          <text:p text:style-name="P25">SQL</text:p>
        </text:list-item>
      </text:list>
      <text:p text:style-name="P15"/>
      <text:p text:style-name="P15">Software:</text:p>
      <text:p text:style-name="P15"/>
      <text:list xml:id="list394354088" text:continue-numbering="true" text:style-name="L1">
        <text:list-item>
          <text:p text:style-name="P24">MySQL</text:p>
        </text:list-item>
        <text:list-item>
          <text:p text:style-name="P24">Apache</text:p>
        </text:list-item>
        <text:list-item>
          <text:p text:style-name="P27"><text:bookmark text:name="result_box15"/>PHP interpreter</text:p>
        </text:list-item>
        <text:list-item>
          <text:p text:style-name="P24">Linux</text:p>
        </text:list-item>
        <text:list-item>
          <text:p text:style-name="P24">Komodo Edit (IDE)</text:p>
        </text:list-item>
        <text:list-item>
          <text:p text:style-name="P25">JAWS (<text:bookmark text:name="result_box16"/>screen reader)</text:p>
        </text:list-item>
        <text:list-item>
          <text:p text:style-name="P25">Recorder</text:p>
        </text:list-item>
      </text:list>
      <text:p text:style-name="P12"/>
      <text:p text:style-name="P12">Materials:</text:p>
      <text:p text:style-name="P12"/>
      <text:list xml:id="list5320146395720340098" text:style-name="L2">
        <text:list-item>
          <text:p text:style-name="P26"><text:soft-page-break/>Computer</text:p>
        </text:list-item>
        <text:list-item>
          <text:p text:style-name="P26">External hard disk</text:p>
        </text:list-item>
      </text:list>
      <text:p text:style-name="P12"/>
      <text:p text:style-name="P20">FUNCTIONAL REQUIREMENTS </text:p>
      <text:p text:style-name="P19">(Draft version: it is a first version to specify all functionalities and their results, as well as the profile users who may run each functionality)</text:p>
      <text:p text:style-name="P22"/>
      <text:p text:style-name="P22">An example of functional requirements:</text:p>
      <text:p text:style-name="P22"/>
      <text:p text:style-name="P8">RF1. THE MANAGEMENT OF CARDS <text:span text:style-name="T4">(short description of the functionality and priority level: high, medium, low)</text:span></text:p>
      <text:p text:style-name="P8"><text:tab/>RF1.1 NEW ENTRY CARD <text:span text:style-name="T4">(short description of the functionality and priority level: high, medium, low)</text:span></text:p>
      <text:p text:style-name="P8"><text:tab/>RF1.2 CANCEL CARD <text:span text:style-name="T4">(short description of the functionality and priority level: high, medium, low)</text:span></text:p>
      <text:p text:style-name="P8"><text:tab/>RF1.3 MODIFY DATA CARD <text:s/><text:span text:style-name="T4">(short description of the functionality and priority level: high, medium, low)</text:span></text:p>
      <text:p text:style-name="P8"><text:tab/>RF1.4 CONSULT DATA CARD (<text:span text:style-name="T4">short description of the functionality and priority level: high, medium, low)</text:span></text:p>
      <text:p text:style-name="P8">RF2. ...</text:p>
      <text:p text:style-name="P8"/>
      <text:p text:style-name="P8"/>
      <text:p text:style-name="P10">(NOTE: as a result of your initial interviews with the clients, you may use whatever you consider necessary in order to clarify what the client precisely wants: diagram, graphic, description, etc)</text:p>
      <text:p text:style-name="P10"/>
      <text:p text:style-name="P12"><text:bookmark text:name="result_box17"/>We will have three users for this application, namely, students, teachers and webmasters.</text:p>
      <text:p text:style-name="P12"/>
      <text:p text:style-name="P12"/>
      <text:p text:style-name="P12"><text:bookmark text:name="result_box18"/>RF1. MANAGING USER PROFILE</text:p>
      <text:p text:style-name="P12"><text:tab/>RF1.1 REGISTERING A STUDENT. <text:bookmark text:name="result_box21"/>Register a new student in the system so he/she can use it <text:tab/>as <text:tab/>such. Priority: high</text:p>
      <text:p text:style-name="P12"><text:tab/>RF1.2 <text:s/>REGISTERING A TEACHER. Register a new teacher in the system so he/she can use it <text:tab/>as <text:tab/>such. Priority: high</text:p>
      <text:p text:style-name="P12"><text:tab/>RF1.3 VIEW A STUDENT. <text:bookmark text:name="result_box22"/>Students can view their profile at any time. Also the teacher and <text:tab/>webmaster can see its. Priority: high</text:p>
      <text:p text:style-name="P12"><text:tab/>RF1.4 VIEW A TEACHER. Teachers can view their profile at any time. Also webmaster <text:tab/>can <text:tab/>see its. Priority: high</text:p>
      <text:p text:style-name="P12"><text:tab/>RF1.5 VIEW A WEBMASTER. Webmaster can view their profile at any time. <text:s/>Priority: </text:p>
      <text:p text:style-name="P12"><text:tab/>RF1.6 MODIFY A STUDENT. <text:bookmark text:name="result_box23"/>The student can at any time modify some data on his/her user <text:tab/>profile. <text:bookmark text:name="result_box25"/>Also the webmaster can. Prority: <text:s/><text:span text:style-name="T9"><text:s/>medium</text:span></text:p>
      <text:p text:style-name="P12"><text:tab/>RF1.7 MODIFY A TEACHER. The teacher can at any time modify some data on his/her user </text:p>
      <text:p text:style-name="P12"><text:tab/>profile.<text:bookmark text:name="result_box24"/> Also the webmaster can. Prority: <text:s/><text:span text:style-name="T9"><text:s/>medium</text:span></text:p>
      <text:p text:style-name="P12"><text:bookmark text:name="result_box19"/><text:tab/>RF1.8 MODIFY A WEBMASTER. The webmaster can at any time modify some data on <text:tab/>his/her user profile. Prority: <text:s/><text:span text:style-name="T9">low</text:span></text:p>
      <text:p text:style-name="P12"><text:tab/>RF1.9 DELETE A STUDENT. <text:bookmark text:name="result_box26"/>The student may at any time unsubscribe from the system and <text:tab/>no <text:tab/>longer have access to games and other things. <text:bookmark text:name="result_box29"/>Also the webmaster can. Prority: <text:s/><text:span text:style-name="T9">low</text:span></text:p>
      <text:p text:style-name="P12"><text:tab/>RF1.10 DELETE A TEACHER. <text:bookmark text:name="result_box27"/>The teacher at any time may unsubscribe to the system and <text:tab/>no <text:tab/>longer have access to the activities of their associated students and other things. <text:bookmark text:name="result_box30"/><text:tab/>Also the <text:tab/>webmaster can. <text:tab/>Prority: <text:s/><text:span text:style-name="T9">low</text:span></text:p>
      <text:p text:style-name="P12"><text:tab/>RF1.11 DELETE A WEBMASTER. <text:bookmark text:name="result_box28"/>The web administrator at any time may unsubscribe to no <text:tab/>longer the system and be disable to manage the site using this utility. <text:s/>Prority: <text:s/><text:span text:style-name="T9">low</text:span></text:p>
      <text:p text:style-name="P12"><text:span text:style-name="T8">RF2. GAME COUNT NUMBER OF SYLLABLES. </text:span><text:bookmark text:name="result_box31"/><text:span text:style-name="T8">Set of 10 words by game. A word is displayed on the screen and there will be time to respond. It is scored as follows: 10 points for the first correctly, 1 point for the second correctly and 0 points for not doing it correctly</text:span><text:span text:style-name="T8">. Priority: high</text:span></text:p>
      <text:p text:style-name="P12"><text:span text:style-name="T8">RF3. GAME TO FIND MONOSYLLABIC WORDS</text:span><text:bookmark text:name="result_box33"/><text:span text:style-name="T8">. </text:span><text:bookmark text:name="result_box35"/><text:span text:style-name="T8">Game is a list of some monosyllabic words that the user has to to find what they are. Response time will be. Scores will </text:span><text:soft-page-break/><text:span text:style-name="T8">correctly 10 points completely, if you do not select the proportional part will be discounted based on the number of monosyllables beech (no decimals accepted in the ratings). 10 lists for departure. Priority: high</text:span></text:p>
      <text:p text:style-name="P14"/>
      <text:p text:style-name="P14"/>
      <text:p text:style-name="P16">RF4. GAME OF CATALOGING WORDS BY ACUTE, PLAIN OR ANTEPENULTIMATE. <text:bookmark text:name="result_box3"/><text:span text:style-name="T6">Set of 10 words per game. For each screen will display a word and should be indicated if is acute, plain or antepenultimate at a given time. Scores will be 10 points for the first correctly, 1 point for correctly the second and 0 points for no right or finish time. <text:s/></text:span><text:span text:style-name="T7">Priority: high</text:span></text:p>
      <text:p text:style-name="P16"><text:span text:style-name="T7">RF5. GAME TO INDICATE WHETHER THAT WORD HAS AN ACCENT OR NOT. Set of 10 words per game. </text:span><text:bookmark text:name="result_box20"/><text:span text:style-name="T7">For each screen presented with a word without accent and should be indicated in a particular time if </text:span><text:span text:style-name="T7">have an accent or not. 6 points will be given for correctly and no points for failure or time completion. <text:s/>Priority: high</text:span></text:p>
      <text:p text:style-name="P12"><text:span text:style-name="T8">RF6. MANAGEMENT OF WORDS. </text:span><text:bookmark text:name="result_box36"/><text:span text:style-name="T8">Add new word with its characteristics (number of syllables, if monosyllabic or not, if is acute ..., etc), list words, modify, delete. Priority: <text:s/></text:span><text:span text:style-name="T10">low</text:span></text:p>
      <text:p text:style-name="P12"><text:span text:style-name="T8">RF7. LIST ALL TEACHERS. </text:span><text:bookmark text:name="result_box38"/><text:span text:style-name="T8">Lists all teachers currently registered in the system. <text:s/>Priority: <text:s/></text:span><text:span text:style-name="T10">low</text:span></text:p>
      <text:p text:style-name="P12"><text:span text:style-name="T8">RF8. LIST ALL STUDENTS. </text:span><text:bookmark text:name="result_box381"/><text:span text:style-name="T8">Lists all students currently registered in the system. <text:s/>Priority: <text:s/></text:span><text:span text:style-name="T10">low</text:span></text:p>
      <text:p text:style-name="P12"><text:span text:style-name="T8">RF9. LIST ALL WEBMASTERS. </text:span><text:bookmark text:name="result_box3811"/><text:span text:style-name="T8">Lists all webmasters currently registered in the system. <text:s/>Priority: </text:span><text:span text:style-name="T10">low</text:span></text:p>
      <text:p text:style-name="P12">RF10 – DISPLAY INFORMATION ABOUT THE RULES OF THE GAMES. Priority: high</text:p>
      <text:p text:style-name="P12"/>
      <text:p text:style-name="P11"/>
      <text:p text:style-name="P28"/>
      <text:p text:style-name="P28"/>
      <text:p text:style-name="P28"/>
      <text:p text:style-name="P29"><text:span text:style-name="T11"/></text:p>
      <text:p text:style-name="P29"><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Page_20_Number" style:display-name="Page Number" style:family="text" style:parent-style-name="Fuente_20_de_20_párrafo_20_predeter.">
      <style:text-properties style:font-name="Arial" fo:font-size="8pt" style:font-size-asian="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96cm" fo:margin-left="0.064cm" fo:margin-right="-0.025cm" table:align="margins" style:writing-mode="lr-tb"/>
    </style:style>
    <style:style style:name="Tabla2.A" style:family="table-column">
      <style:table-column-properties style:column-width="7.673cm" style:rel-column-width="29649*"/>
    </style:style>
    <style:style style:name="Tabla2.B" style:family="table-column">
      <style:table-column-properties style:column-width="9.287cm" style:rel-column-width="35886*"/>
    </style:style>
    <style:style style:name="Tabla2.1" style:family="table-row">
      <style:table-row-properties style:min-row-height="0.646cm" fo:keep-together="auto"/>
    </style:style>
    <style:style style:name="Tabla2.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line-height="0.423cm" style:snap-to-layout-grid="false">
        <style:tab-stops>
          <style:tab-stop style:position="1cm"/>
          <style:tab-stop style:position="16.002cm" style:type="right"/>
        </style:tab-stops>
      </style:paragraph-properties>
      <style:text-properties fo:font-size="10pt" style:font-size-asian="10pt" style:font-size-complex="10pt"/>
    </style:style>
    <style:style style:name="MP2" style:family="paragraph" style:parent-style-name="Header">
      <style:text-properties fo:font-size="10pt" style:font-size-asian="10pt" style:font-size-complex="10pt"/>
    </style:style>
    <style:style style:name="MP3" style:family="paragraph" style:parent-style-name="Header">
      <style:paragraph-properties fo:line-height="0.423cm">
        <style:tab-stops>
          <style:tab-stop style:position="1cm"/>
          <style:tab-stop style:position="12.252cm" style:type="right"/>
        </style:tab-stops>
      </style:paragraph-properties>
      <style:text-properties fo:font-size="10pt" style:font-size-asian="10pt" style:font-size-complex="10pt"/>
    </style:style>
    <style:style style:name="MP4" style:family="paragraph" style:parent-style-name="Header">
      <style:paragraph-properties fo:text-align="end" style:justify-single-word="false" style:snap-to-layout-grid="false">
        <style:tab-stops>
          <style:tab-stop style:position="1cm"/>
          <style:tab-stop style:position="12.252cm" style:type="right"/>
        </style:tab-stops>
      </style:paragraph-properties>
      <style:text-properties fo:font-size="6pt" style:font-size-asian="6pt" style:font-name-complex="Arial" style:font-size-complex="6pt"/>
    </style:style>
    <style:style style:name="MT1" style:family="text">
      <style:text-properties fo:font-weight="bold" style:font-weight-asian="bold"/>
    </style:style>
    <style:style style:name="Mfr1" style:family="graphic" style:parent-style-name="Graphics">
      <style:graphic-properties fo:margin-left="0.319cm" fo:margin-right="0.25cm" style:wrap="righ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9cm" fo:margin-bottom="0.48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117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row table:style-name="Tabla2.1">
            <table:table-cell table:style-name="Tabla2.A1" office:value-type="string">
              <text:p text:style-name="MP1"><draw:frame draw:style-name="Mfr1" draw:name="gráficos3" text:anchor-type="char" svg:x="-1.037cm" svg:y="-0.034cm" svg:width="0.714cm" svg:height="0.82cm" draw:z-index="2"><draw:image xlink:href="Pictures/10000200000001DC00000227954EB930.png" xlink:type="simple" xlink:show="embed" xlink:actuate="onLoad"/></draw:frame>Generalitat de Catalunya</text:p>
              <text:p text:style-name="MP2">Departament d’Ensenyament</text:p>
              <text:p text:style-name="MP3"><text:span text:style-name="MT1">Institut</text:span><text:span text:style-name="MT1"> Provençan</text:span><text:span text:style-name="MT1">a</text:span></text:p>
            </table:table-cell>
            <table:table-cell table:style-name="Tabla2.A1" office:value-type="string">
              <text:p text:style-name="MP4"><draw:frame draw:style-name="Mfr2" draw:name="gráficos4" text:anchor-type="char" svg:x="7.516cm" svg:y="0.056cm" svg:width="1.508cm" svg:height="1.057cm" draw:z-index="5"><draw:image xlink:href="Pictures/100000000000006400000043B94554F6.jpg" xlink:type="simple" xlink:show="embed" xlink:actuate="onLoad"/></draw:frame></text:p>
              <text:p text:style-name="MP4"/>
              <text:p text:style-name="MP4"/>
              <text:p text:style-name="MP4"/>
              <text:p text:style-name="MP4"/>
              <text:p text:style-name="MP4"/>
            </table:table-cell>
          </table:table-row>
        </table:table>
        <text:p text:style-name="Standard"/>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30T11:25:55.07</meta:creation-date>
    <dc:date>2014-05-08T09:50:30</dc:date>
    <meta:editing-duration>PT13H38M27S</meta:editing-duration>
    <meta:editing-cycles>165</meta:editing-cycles>
    <meta:generator>LibreOffice/4.0.2.2$Linux_X86_64 LibreOffice_project/4c82dcdd6efcd48b1d8bba66bfe1989deee49c3</meta:generator>
    <meta:print-date>2013-02-08T14:34:58.80</meta:print-date>
    <dc:creator>alumne </dc:creator>
    <meta:document-statistic meta:table-count="1" meta:image-count="2" meta:object-count="0" meta:page-count="3" meta:paragraph-count="66" meta:word-count="1006" meta:character-count="6008" meta:non-whitespace-character-count="5023"/>
  </office:meta>
</office:document-meta>
</file>